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4">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2"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16">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22">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20">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0"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13">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9">
      <style:paragraph-properties fo:text-align="start" style:justify-single-word="false"/>
      <style:text-properties fo:color="#ff0000"/>
    </style:style>
    <style:style style:name="P64" style:family="paragraph" style:parent-style-name="Standard" style:list-style-name="L19">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354687259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2"><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59">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421301242"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808543544"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876960373" text:style-name="L4">
        <text:list-item>
          <text:p text:style-name="P32">user_id (INTEGER, FK, NOT NULL)</text:p>
        </text:list-item>
        <text:list-item>
          <text:p text:style-name="P32">subject_id (INTEGER, FK, NOT NULL)</text:p>
        </text:list-item>
        <text:list-item>
          <text:p text:style-name="P60">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692540685"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555019448"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1">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395053482"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922943802" text:style-name="L8">
        <text:list-item>
          <text:p text:style-name="P53"><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3"><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3"><text:span text:style-name="T2">text2</text:span><text:span text:style-name="T3">: two smaller text areas</text:span></text:p>
        </text:list-item>
        <text:list-item>
          <text:p text:style-name="P53"><text:span text:style-name="T2">image1</text:span><text:span text:style-name="T3">: a small text area and a small picture</text:span></text:p>
        </text:list-item>
        <text:list-item>
          <text:p text:style-name="P53"><text:span text:style-name="T2">image2</text:span><text:span text:style-name="T3">: two small pictures</text:span></text:p>
        </text:list-item>
        <text:list-item>
          <text:p text:style-name="P53"><text:span text:style-name="T2">image3</text:span><text:span text:style-name="T3">: a big picture</text:span></text:p>
        </text:list-item>
        <text:list-item>
          <text:p text:style-name="P53"><text:span text:style-name="T2">audio1</text:span><text:span text:style-name="T3">: small text area and a small audio player</text:span></text:p>
        </text:list-item>
        <text:list-item>
          <text:p text:style-name="P53"><text:span text:style-name="T2">audio2</text:span><text:span text:style-name="T3">: big audio player</text:span></text:p>
        </text:list-item>
        <text:list-item>
          <text:p text:style-name="P53"><text:span text:style-name="T2">video1</text:span><text:span text:style-name="T3">: small text area and a small video player</text:span></text:p>
        </text:list-item>
        <text:list-item>
          <text:p text:style-name="P53"><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1139888089"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470275451"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864845087"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text:span></text:p>
      <text:list xml:id="list1677191096" text:style-name="L12">
        <text:list-item>
          <text:p text:style-name="P39">validation of presence of each field</text:p>
        </text:list-item>
        <text:list-item>
          <text:p text:style-name="P39">validation of numericality int &gt; 0 and presence of associated element for user_id and lesson_id</text:p>
        </text:list-item>
        <text:list-item>
          <text:p text:style-name="P39">validation of uniqueness with scope for the couple [user_id, lesson_id]</text:p>
        </text:list-item>
        <text:list-item>
          <text:p text:style-name="P39"><text:soft-page-break/>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279358869" text:continue-list="list864845087"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text:span></text:p>
      <text:list xml:id="list1139546370" text:style-name="L13">
        <text:list-item>
          <text:p text:style-name="P40">validation of presence of each field</text:p>
        </text:list-item>
        <text:list-item>
          <text:p text:style-name="P40">validation of numericality int &gt; 0 and presence of associated element for user_id and reportable_id</text:p>
        </text:list-item>
        <text:list-item>
          <text:p text:style-name="P40">validation of uniqueness with scope for the triple [user_id, reportable_id, reportable_type]</text:p>
        </text:list-item>
        <text:list-item>
          <text:p text:style-name="P40">validation of inclusion reportable_type in ['MediaElement', 'Lesson']</text:p>
        </text:list-item>
        <text:list-item>
          <text:p text:style-name="P62">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383256782" text:continue-list="list279358869"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008688020" text:style-name="L14">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143898094" text:continue-numbering="true" text:style-name="L14">
        <text:list-item>
          <text:p text:style-name="P41">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425649200" text:continue-list="list383256782"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115385159" text:continue-numbering="true" text:style-name="L11">
        <text:list-item>
          <text:p text:style-name="P38">user_id (INTEGER, FK, NOT NULL – relative tag)</text:p>
        </text:list-item>
        <text:list-item>
          <text:p text:style-name="P38"><text:soft-page-break/>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55779171" text:style-name="L16">
        <text:list-item>
          <text:p text:style-name="P54"><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4"><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655047072" text:style-name="L17">
        <text:list-item>
          <text:p text:style-name="P55"><text:span text:style-name="T15">if an item is </text:span><text:span text:style-name="T12">private</text:span><text:span text:style-name="T14"> </text:span><text:span text:style-name="T15">it can be seen only by its owner</text:span></text:p>
        </text:list-item>
        <text:list-item>
          <text:p text:style-name="P55"><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386721010" text:style-name="L18">
        <text:list-item>
          <text:p text:style-name="P56"><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6"><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376743878" text:style-name="L19">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oft-page-break/><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796497108" text:style-name="L20">
        <text:list-item>
          <text:p text:style-name="P58">filter by subject (only for lessons)</text:p>
        </text:list-item>
        <text:list-item>
          <text:p text:style-name="P58">filter by school level (only for lessons)</text:p>
        </text:list-item>
        <text:list-item>
          <text:p text:style-name="P58">filter by format (only for media elements)</text:p>
        </text:list-item>
        <text:list-item>
          <text:p text:style-name="P58">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855553893" text:style-name="L21">
        <text:list-item>
          <text:p text:style-name="P42">a list of active record objects representing lessons</text:p>
        </text:list-item>
        <text:list-item>
          <text:p text:style-name="P42">the extracting action who called the view</text:p>
        </text:list-item>
      </text:list>
      <text:p text:style-name="P3"/>
      <text:p text:style-name="P1"><text:span text:style-name="T17">The view is organized as follows</text:span><text:span text:style-name="T3">:</text:span></text:p>
      <text:list xml:id="list1217269429" text:style-name="L22">
        <text:list-item>
          <text:p text:style-name="P43">buttons to order the lessons according to their parameters (except for the suggested lessons)</text:p>
        </text:list-item>
        <text:list-item>
          <text:p text:style-name="P57"><text:span text:style-name="T3">for each lesson in the set, it is shown the single lesson partial, which receives as parameter </text:span><text:span text:style-name="T3">the </text:span><text:span text:style-name="T2">visible lesson state</text:span></text:p>
        </text:list-item>
        <text:list-item>
          <text:p text:style-name="P43">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694733162" text:style-name="L23">
        <text:list-item>
          <text:p text:style-name="P44">preview + edit + publish + virtual classroom + destroy + copy</text:p>
        </text:list-item>
        <text:list-item>
          <text:p text:style-name="P44">preview + edit + destroy + a special color state (grey)</text:p>
        </text:list-item>
        <text:list-item>
          <text:p text:style-name="P44">preview + virtual classroom + remove + copy + like + report</text:p>
        </text:list-item>
        <text:list-item>
          <text:p text:style-name="P44">preview + like + add + report</text:p>
        </text:list-item>
        <text:list-item>
          <text:p text:style-name="P44">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281393918" text:style-name="L24">
        <text:list-item>
          <text:p text:style-name="P51">preview<text:span text:style-name="T1">: opens a pop up with shadow, which contains the lesson viewer;</text:span></text:p>
        </text:list-item>
        <text:list-item>
          <text:p text:style-name="P51">add<text:span text:style-name="T1">: creates a bookmark;</text:span></text:p>
        </text:list-item>
        <text:list-item>
          <text:p text:style-name="P51"><text:soft-page-break/>remove<text:span text:style-name="T1">: deletes the lesson from the list, deletes the bookmark and every line of virtual_classroom_lessons;</text:span></text:p>
        </text:list-item>
        <text:list-item>
          <text:p text:style-name="P51">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1">publish<text:span text:style-name="T1">: saves the lesson as public (you have to confirm that you want the lesson and all its elements to be public);</text:span></text:p>
        </text:list-item>
        <text:list-item>
          <text:p text:style-name="P51">unpublish<text:span text:style-name="T1">: saves the lesson as private without asking confirm and deletes all bookmarks and virtual_classroom_lessons records from anybody else using it; does not delete associated likes;</text:span></text:p>
        </text:list-item>
        <text:list-item>
          <text:p text:style-name="P51">virtual classroom<text:span text:style-name="T1">: it is a on/off button; it just add / removes elements of </text:span><text:span text:style-name="T1">virtual_classroom_lessons;</text:span></text:p>
        </text:list-item>
        <text:list-item>
          <text:p text:style-name="P51">delete<text:span text:style-name="T1">: same behavior of 'edit', it must send notifications to who is using this lesson, and then delete all bookmarks and virtual classroom elements (it must also ask for confirmation);</text:span></text:p>
        </text:list-item>
        <text:list-item>
          <text:p text:style-name="P51">like<text:span text:style-name="T1">: on/off button, creates and deletes rows from the table likes;</text:span></text:p>
        </text:list-item>
        <text:list-item>
          <text:p text:style-name="P51">copy<text:span text:style-name="T1">: creates a clone of the lesson with all its slides and elements, with user_id = mine, and </text:span><text:span text:style-name="T1">copied_and_not_modified switched to true</text:span></text:p>
        </text:list-item>
        <text:list-item>
          <text:p text:style-name="P51">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717605096" text:style-name="L25">
        <text:list-item>
          <text:p text:style-name="P45">preview + edit + destroy</text:p>
        </text:list-item>
        <text:list-item>
          <text:p text:style-name="P45">preview + add + report</text:p>
        </text:list-item>
        <text:list-item>
          <text:p text:style-name="P45">preview + edit + remove</text:p>
        </text:list-item>
      </text:list>
      <text:p text:style-name="P9"/>
      <text:p text:style-name="P4">Actions and consequences of each button for elements:</text:p>
      <text:list xml:id="list2028706104" text:continue-list="list1281393918" text:style-name="L24">
        <text:list-item>
          <text:p text:style-name="P51">preview<text:span text:style-name="T1">: opens a pop up with thumbnail and information</text:span></text:p>
        </text:list-item>
        <text:list-item>
          <text:p text:style-name="P51">add<text:span text:style-name="T1">: creates a bookmark for that element</text:span></text:p>
        </text:list-item>
        <text:list-item>
          <text:p text:style-name="P51">report<text:span text:style-name="T1">: opens a form to report the lesson</text:span></text:p>
        </text:list-item>
        <text:list-item>
          <text:p text:style-name="P51">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1">remove<text:span text:style-name="T1">: removes the bookmark</text:span></text:p>
        </text:list-item>
        <text:list-item>
          <text:p text:style-name="P51">destroy<text:span text:style-name="T1">: removes the media element (asking for confirmation if it is used in some private </text:span><text:soft-page-break/><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049714758" text:style-name="L26">
        <text:list-item>
          <text:p text:style-name="P46">crop and cut parts of the image</text:p>
        </text:list-item>
        <text:list-item>
          <text:p text:style-name="P46">insert text, deciding font size, color and position</text:p>
        </text:list-item>
      </text:list>
      <text:p text:style-name="P3"/>
      <text:p text:style-name="P4">Actions available in the audio editor:</text:p>
      <text:list xml:id="list45258129" text:style-name="L27">
        <text:list-item>
          <text:p text:style-name="P47">select different audio tracks (between my elements and public elements)</text:p>
        </text:list-item>
        <text:list-item>
          <text:p text:style-name="P47">cut audio tracks</text:p>
        </text:list-item>
        <text:list-item>
          <text:p text:style-name="P47">join audio tracks</text:p>
        </text:list-item>
        <text:list-item>
          <text:p text:style-name="P47">listen to the final audio track and decide whether saving it or not</text:p>
        </text:list-item>
      </text:list>
      <text:p text:style-name="P3"/>
      <text:p text:style-name="P4">Actions available in the video editor:</text:p>
      <text:list xml:id="list262641886" text:style-name="L28">
        <text:list-item>
          <text:p text:style-name="P48">select different videos (between my elements and public elements)</text:p>
        </text:list-item>
        <text:list-item>
          <text:p text:style-name="P48">cut videos</text:p>
        </text:list-item>
        <text:list-item>
          <text:p text:style-name="P48">join videos with a standard fade</text:p>
        </text:list-item>
        <text:list-item>
          <text:p text:style-name="P48">add a global audio track, without modifying it (it overwrites the original audios of each video in the timeline, and stops with the end of the video)</text:p>
        </text:list-item>
      </text:list>
      <text:p text:style-name="P4"/>
      <text:p text:style-name="P11"><text:soft-page-break/>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11412173" text:style-name="L29">
        <text:list-item>
          <text:p text:style-name="P49">available media elements</text:p>
        </text:list-item>
        <text:list-item>
          <text:p text:style-name="P49">current slide to edit</text:p>
        </text:list-item>
        <text:list-item>
          <text:p text:style-name="P49">slides succession</text:p>
        </text:list-item>
        <text:list-item>
          <text:p text:style-name="P49">toolbar</text:p>
        </text:list-item>
      </text:list>
      <text:p text:style-name="P3"/>
      <text:p text:style-name="P3"/>
      <text:p text:style-name="P14">2.6 – Virtual classroom</text:p>
      <text:p text:style-name="P14"/>
      <text:p text:style-name="P3">A lesson can appear in the virtual classroom only under the following conditions:</text:p>
      <text:list xml:id="list1531625290" text:style-name="L30">
        <text:list-item>
          <text:p text:style-name="P50">it has been created by me</text:p>
        </text:list-item>
        <text:list-item>
          <text:p text:style-name="P50">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text:soft-page-break/></text:p>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ext:soft-page-break/>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ext:soft-page-break/>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ext:soft-page-break/>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ext:soft-page-break/>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nd media_element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text:soft-page-break/>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t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Check the correct position of all previous lessons in playlist</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text:soft-page-break/>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sql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ext:soft-page-break/>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2T12:34:54</dc:date>
    <dc:creator>Morgan Spa</dc:creator>
    <meta:editing-duration>PT22H20M41S</meta:editing-duration>
    <meta:editing-cycles>329</meta:editing-cycles>
    <meta:generator>LibreOffice/3.5$Linux_X86_64 LibreOffice_project/350m1$Build-2</meta:generator>
    <meta:printed-by>Morgan Spa</meta:printed-by>
    <meta:print-date>2012-09-27T09:48:15</meta:print-date>
    <meta:document-statistic meta:table-count="3" meta:image-count="0" meta:object-count="0" meta:page-count="18" meta:paragraph-count="723" meta:word-count="4926" meta:character-count="28321" meta:non-whitespace-character-count="25900"/>
  </office:meta>
</office:document-meta>
</file>